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ae84" officeooo:paragraph-rsid="000aae84"/>
    </style:style>
    <style:style style:name="P2" style:family="paragraph" style:parent-style-name="Standard">
      <style:text-properties officeooo:rsid="000bb97d" officeooo:paragraph-rsid="000bb97d"/>
    </style:style>
    <style:style style:name="P3" style:family="paragraph" style:parent-style-name="Standard">
      <style:text-properties officeooo:rsid="000d3c6c" officeooo:paragraph-rsid="000d3c6c"/>
    </style:style>
    <style:style style:name="P4" style:family="paragraph" style:parent-style-name="Standard">
      <style:text-properties officeooo:rsid="000dfa88" officeooo:paragraph-rsid="000dfa88"/>
    </style:style>
    <style:style style:name="P5" style:family="paragraph" style:parent-style-name="Standard">
      <style:text-properties officeooo:rsid="00136914" officeooo:paragraph-rsid="00136914"/>
    </style:style>
    <style:style style:name="P6" style:family="paragraph" style:parent-style-name="Standard">
      <style:text-properties officeooo:rsid="00139e95" officeooo:paragraph-rsid="00139e95"/>
    </style:style>
    <style:style style:name="P7" style:family="paragraph" style:parent-style-name="Standard">
      <style:text-properties officeooo:rsid="0015dc12" officeooo:paragraph-rsid="0015dc12"/>
    </style:style>
    <style:style style:name="P8" style:family="paragraph" style:parent-style-name="Standard">
      <style:text-properties officeooo:rsid="0017f058" officeooo:paragraph-rsid="0017f058"/>
    </style:style>
    <style:style style:name="P9" style:family="paragraph" style:parent-style-name="Standard">
      <style:text-properties officeooo:rsid="0017f3ac" officeooo:paragraph-rsid="0017f3ac"/>
    </style:style>
    <style:style style:name="P10" style:family="paragraph" style:parent-style-name="Standard">
      <style:text-properties officeooo:rsid="001a3692" officeooo:paragraph-rsid="001a3692"/>
    </style:style>
    <style:style style:name="P11" style:family="paragraph" style:parent-style-name="Standard">
      <style:text-properties officeooo:rsid="001a7e99" officeooo:paragraph-rsid="001a7e99"/>
    </style:style>
    <style:style style:name="P12" style:family="paragraph" style:parent-style-name="Standard">
      <style:text-properties officeooo:rsid="001ae762" officeooo:paragraph-rsid="001ae762"/>
    </style:style>
    <style:style style:name="P13" style:family="paragraph" style:parent-style-name="Standard">
      <style:text-properties officeooo:rsid="001c72bb" officeooo:paragraph-rsid="001ae762"/>
    </style:style>
    <style:style style:name="T1" style:family="text">
      <style:text-properties officeooo:rsid="000c405a"/>
    </style:style>
    <style:style style:name="T2" style:family="text">
      <style:text-properties officeooo:rsid="000cd602"/>
    </style:style>
    <style:style style:name="T3" style:family="text">
      <style:text-properties officeooo:rsid="000eb4aa"/>
    </style:style>
    <style:style style:name="T4" style:family="text">
      <style:text-properties officeooo:rsid="000ff33b"/>
    </style:style>
    <style:style style:name="T5" style:family="text">
      <style:text-properties officeooo:rsid="00119c1a"/>
    </style:style>
    <style:style style:name="T6" style:family="text">
      <style:text-properties officeooo:rsid="00139e95"/>
    </style:style>
    <style:style style:name="T7" style:family="text">
      <style:text-properties officeooo:rsid="0013c957"/>
    </style:style>
    <style:style style:name="T8" style:family="text">
      <style:text-properties officeooo:rsid="0015c0b5"/>
    </style:style>
    <style:style style:name="T9" style:family="text">
      <style:text-properties officeooo:rsid="0015dc12"/>
    </style:style>
    <style:style style:name="T10" style:family="text">
      <style:text-properties officeooo:rsid="00170788"/>
    </style:style>
    <style:style style:name="T11" style:family="text">
      <style:text-properties officeooo:rsid="0017f3ac"/>
    </style:style>
    <style:style style:name="T12" style:family="text">
      <style:text-properties officeooo:rsid="0019bcef"/>
    </style:style>
    <style:style style:name="T13" style:family="text">
      <style:text-properties officeooo:rsid="001a3692"/>
    </style:style>
    <style:style style:name="T14" style:family="text">
      <style:text-properties officeooo:rsid="001a7e99"/>
    </style:style>
    <style:style style:name="T15" style:family="text">
      <style:text-properties officeooo:rsid="001c72bb"/>
    </style:style>
    <style:style style:name="T16" style:family="text">
      <style:text-properties officeooo:rsid="001dee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sistema computacional</text:p>
      <text:p text:style-name="P1"/>
      <text:p text:style-name="P2">hardware e software </text:p>
      <text:p text:style-name="P2">-<text:span text:style-name="T1">são os 2 grandes grupos de componente</text:span><text:span text:style-name="T2">s</text:span><text:span text:style-name="T1"> que integram um computador</text:span></text:p>
      <text:p text:style-name="P2"/>
      <text:p text:style-name="P3">hardware</text:p>
      <text:p text:style-name="P3">-componentes físicos, o que pode ser visto e tocado </text:p>
      <text:p text:style-name="P3"/>
      <text:p text:style-name="P3">software </text:p>
      <text:p text:style-name="P3">-componentes lógicos, programas executados no computador </text:p>
      <text:p text:style-name="P3"/>
      <text:p text:style-name="P4">principais componentes de hardware dos computadores </text:p>
      <text:p text:style-name="P4">-periféricos:</text:p>
      <text:p text:style-name="P4"/>
      <text:p text:style-name="P4">processador</text:p>
      <text:p text:style-name="P4">-cérebro do computador(CPU: <text:span text:style-name="T5">central processing unit</text:span>)</text:p>
      <text:p text:style-name="P4">-<text:span text:style-name="T5">principal componente: unidade lógica e aritmética</text:span></text:p>
      <text:p text:style-name="P4">-<text:span text:style-name="T4">responsável por executar as operações do computador</text:span></text:p>
      <text:p text:style-name="P4">-depende do clock, velocidade que as informações são carregadas e processadas </text:p>
      <text:p text:style-name="P4">-<text:span text:style-name="T3">multi core, vários núcleos de processamento dentro de um </text:span></text:p>
      <text:p text:style-name="P4">-<text:span text:style-name="T3">memória cache, ganha em perfamance </text:span></text:p>
      <text:p text:style-name="P4"/>
      <text:p text:style-name="P5">memória RAM (memória principal)</text:p>
      <text:p text:style-name="P5">-<text:span text:style-name="T6">nela são carregados os programas que serão operados no proce</text:span><text:span text:style-name="T11">placa-mãe </text:span><text:span text:style-name="T6">ssador </text:span></text:p>
      <text:p text:style-name="P6">-guarda os dados que são utilizados durante o processamento </text:p>
      <text:p text:style-name="P6">-<text:span text:style-name="T7">como se fosse pequenas caixas de armazenamento de </text:span><text:span text:style-name="T10">8</text:span><text:span text:style-name="T7"> bit</text:span><text:span text:style-name="T10">s (1 byte)</text:span><text:span text:style-name="T7"> de informação cada </text:span></text:p>
      <text:p text:style-name="P6">-<text:span text:style-name="T8">ela é volátil, ou seja, ao ficar sem energia, perde as informações </text:span></text:p>
      <text:p text:style-name="P6">-<text:span text:style-name="T9">é memória acesso aleatório (random access memory) </text:span></text:p>
      <text:p text:style-name="P7">principais características: </text:p>
      <text:p text:style-name="P7"><text:tab/>-capacidade de armazenamento </text:p>
      <text:p text:style-name="P7"><text:tab/>-taxa de transferência </text:p>
      <text:p text:style-name="P7"/>
      <text:p text:style-name="P8">capacidade de armazenamento </text:p>
      <text:p text:style-name="P8">-se possui 4 GB de armazenamento, tem 4 bilhões dessas células, podendo armazenar até 32 bilhões de bits <text:span text:style-name="T11">(sempre 1 por 8)</text:span></text:p>
      <text:p text:style-name="P8"/>
      <text:p text:style-name="P8">velocidade comunicação com barramento </text:p>
      <text:p text:style-name="P8">-<text:span text:style-name="T11">velocidade que a memória consegue transferir os dados para o processador </text:span></text:p>
      <text:p text:style-name="P9">(sempre 1 por 8)</text:p>
      <text:p text:style-name="P9"/>
      <text:p text:style-name="P9">placa-mãe </text:p>
      <text:p text:style-name="P9">-<text:span text:style-name="T12">placa-mae consiste em um circuito elétrico impresso e uma série de componentes conectados nela.</text:span></text:p>
      <text:p text:style-name="P9">-<text:span text:style-name="T13">geralmente tem: soquetes de pente de memória, soquete de processador, barramentos periféricos (PCIx, por exemplo)</text:span></text:p>
      <text:p text:style-name="P9"/>
      <text:p text:style-name="P10">periféricos </text:p>
      <text:p text:style-name="P10">-são os hardwares não essenciais do PC (placa de vídeo, por exemplo)</text:p>
      <text:p text:style-name="P9"/>
      <text:p text:style-name="P10">dispositivo de entrada </text:p>
      <text:p text:style-name="P10">-<text:span text:style-name="T14">são hardwares usados para interagir com o pc, ex: tecla touchscreen, teclado, microfone, mouse, </text:span><text:soft-page-break/><text:span text:style-name="T14">placa de rede, camera</text:span></text:p>
      <text:p text:style-name="P10"/>
      <text:p text:style-name="P11">dispositivo de saída</text:p>
      <text:p text:style-name="P11">-eles leem os resultados do pc, ex: sistema de vídeo, caixas de som, impressora, placa de rede, monitor</text:p>
      <text:p text:style-name="P11"/>
      <text:p text:style-name="P11">memórias secundárias </text:p>
      <text:p text:style-name="P11">-são os HD, SSD, memórias não voláteis, para armazenar dados, mesmo após o desligamento </text:p>
      <text:p text:style-name="P11"/>
      <text:p text:style-name="P12">software </text:p>
      <text:p text:style-name="P12">-dependem do bom funcionamento dos hardware </text:p>
      <text:p text:style-name="P12">-software faz parte da kpogica, daquilo que não podemos tocar e as vezes nem ver </text:p>
      <text:p text:style-name="P12">-são os programas em geral, <text:span text:style-name="T15">sistemas</text:span> etc…</text:p>
      <text:p text:style-name="P12">-<text:span text:style-name="T15">softwares são divididos em 2 tipos: </text:span></text:p>
      <text:p text:style-name="P12">-<text:span text:style-name="T15">software finalistico ou de aplicação (navegadores, excel, word, jogos etc…)</text:span></text:p>
      <text:p text:style-name="P12">-<text:span text:style-name="T15">software de sistema (sistemas operacionais)</text:span></text:p>
      <text:p text:style-name="P12"/>
      <text:p text:style-name="P13">tendências</text:p>
      <text:p text:style-name="P13">-<text:span text:style-name="T16">ok</text:span></text:p>
      <text:p text:style-name="P13"/>
      <text:p text:style-name="P12"/>
      <text:p text:style-name="P11"/>
      <text:p text:style-name="P9"/>
      <text:p text:style-name="P8"/>
      <text:p text:style-name="P4"/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2T17:07:49.613000000</dc:date>
    <meta:editing-duration>PT3H52M49S</meta:editing-duration>
    <meta:editing-cycles>23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51" meta:word-count="350" meta:character-count="2395" meta:non-whitespace-character-count="2065"/>
  </office:meta>
</office:document-meta>
</file>